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.195cm"/>
    </style:style>
    <style:style style:name="pr3" style:family="presentation" style:parent-style-name="Default-title">
      <style:graphic-properties fo:min-height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6.551cm" svg:x="3.81cm" svg:y="6.505cm">
          <draw:text-box>
            <text:p text:style-name="P2"><text:span text:style-name="T1">Машинное обучение, 5.1</text:span></text:p>
            <text:p text:style-name="P2"><text:span text:style-name="T1"><text:s/></text:span><text:span text:style-name="T1">Sample weight</text:span></text:p>
            <text:p text:style-name="P2"><text:span text:style-name="T1"/></text:p>
          </draw:text-box>
        </draw:frame>
        <draw:line draw:style-name="gr1" draw:text-style-name="P1" draw:layer="layout" svg:x1="0cm" svg:y1="1.674cm" svg:x2="28cm" svg:y2="1.779cm">
          <text:p/>
        </draw:line>
        <draw:line draw:style-name="gr1" draw:text-style-name="P1" draw:layer="layout" svg:x1="0cm" svg:y1="1.674cm" svg:x2="28cm" svg:y2="1.779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5" draw:layer="layout" svg:width="25.199cm" svg:height="1.737cm" svg:x="0.254cm" svg:y="-0.016cm" presentation:class="title" presentation:user-transformed="true">
          <draw:text-box>
            <text:p text:style-name="P5">Imbalanced clsf</text:p>
          </draw:text-box>
        </draw:frame>
        <draw:line draw:style-name="gr1" draw:text-style-name="P1" draw:layer="layout" svg:x1="0cm" svg:y1="1.674cm" svg:x2="28cm" svg:y2="1.779cm">
          <text:p/>
        </draw:line>
        <draw:frame draw:style-name="gr4" draw:text-style-name="P6" draw:layer="layout" svg:width="4.287cm" svg:height="3.326cm" svg:x="10.445cm" svg:y="2.54cm">
          <draw:text-box>
            <text:p><text:span text:style-name="T2">Y = {0, 1}</text:span></text:p>
            <text:p><text:span text:style-name="T2">0 — 95%</text:span></text:p>
            <text:p><text:span text:style-name="T2">1 — 5%</text:span></text:p>
          </draw:text-box>
        </draw:frame>
        <draw:frame draw:style-name="gr5" draw:text-style-name="P8" draw:layer="layout" svg:width="21.59cm" svg:height="8.931cm" svg:x="0.762cm" svg:y="7.112cm">
          <draw:text-box>
            <text:p text:style-name="P7"><text:span text:style-name="T3">Может сказаться на обучении. </text:span></text:p>
            <text:p text:style-name="P7"><text:span text:style-name="T3"/></text:p>
            <text:p text:style-name="P7"><text:span text:style-name="T3">Способы борьбы:</text:span></text:p>
            <text:list text:style-name="L3">
              <text:list-item>
                <text:p text:style-name="P7"><text:span text:style-name="T3">Undersampling</text:span></text:p>
                <text:p text:style-name="P7"><text:span text:style-name="T3">Взять 5% нулевого класса и 100% первого</text:span></text:p>
              </text:list-item>
              <text:list-item>
                <text:p text:style-name="P7"><text:span text:style-name="T3">Upsampling</text:span></text:p>
                <text:p text:style-name="P7"><text:span text:style-name="T3">Продублировать все примеры из первого класса по 20 раз</text:span></text:p>
              </text:list-item>
              <text:list-item>
                <text:p text:style-name="P7"><text:span text:style-name="T3">Взвесить функцию ошибки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5" draw:layer="layout" svg:width="21.897cm" svg:height="1.75cm" svg:x="0.201cm" svg:y="0.05cm" presentation:class="title">
          <draw:text-box>
            <text:p text:style-name="P5">Weighted loss</text:p>
          </draw:text-box>
        </draw:frame>
        <draw:frame draw:style-name="gr6" draw:text-style-name="P2" draw:layer="layout" svg:width="12.556cm" svg:height="2.485cm" svg:x="2.43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12.439cm" svg:height="1.472cm" svg:x="2.54cm" svg:y="13.46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0.414cm" svg:height="1.119cm" svg:x="16.51cm" svg:y="4.977cm">
          <draw:text-box>
            <text:p text:style-name="P7"><text:span text:style-name="T3">Обычный лосс в регрессии</text:span></text:p>
          </draw:text-box>
        </draw:frame>
        <draw:frame draw:style-name="gr5" draw:text-style-name="P8" draw:layer="layout" svg:width="10.414cm" svg:height="1.987cm" svg:x="16.51cm" svg:y="13.716cm">
          <draw:text-box>
            <text:p text:style-name="P7"><text:span text:style-name="T3">Взвешенный лосс в регрессии</text:span></text:p>
          </draw:text-box>
        </draw:frame>
        <draw:frame draw:style-name="gr6" draw:text-style-name="P2" draw:layer="layout" svg:width="4.995cm" svg:height="2.733cm" svg:x="6.181cm" svg:y="15.80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5" draw:layer="layout" svg:width="21.897cm" svg:height="1.75cm" svg:x="0.201cm" svg:y="0.05cm" presentation:class="title">
          <draw:text-box>
            <text:p text:style-name="P5">Sample weights</text:p>
          </draw:text-box>
        </draw:frame>
        <draw:frame draw:style-name="gr5" draw:text-style-name="P8" draw:layer="layout" svg:width="21.336cm" svg:height="2.855cm" svg:x="4.064cm" svg:y="7.559cm">
          <draw:text-box>
            <text:p text:style-name="P7"><text:span text:style-name="T3">Тогда можно </text:span><text:span text:style-name="T3">вообще для </text:span><text:span text:style-name="T3">каждого </text:span><text:span text:style-name="T3">примера в </text:span><text:span text:style-name="T3">выборке </text:span><text:span text:style-name="T3">настроить </text:span><text:span text:style-name="T3">свой вес, <text:s text:c="5"/></text:span><text:span text:style-name="T3"><text:s text:c="4"/>который </text:span><text:span text:style-name="T3">говорит о </text:span><text:span text:style-name="T3">важности </text:span><text:span text:style-name="T3">пимера для </text:span><text:span text:style-name="T3">нас</text:span></text:p>
          </draw:text-box>
        </draw:frame>
        <draw:frame draw:style-name="gr6" draw:text-style-name="P2" draw:layer="layout" svg:width="1.167cm" svg:height="1.32cm" svg:x="11.938cm" svg:y="8.33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97cm" svg:height="1.75cm" svg:x="0.201cm" svg:y="0.05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line draw:style-name="Mgr3" draw:text-style-name="MP7" draw:layer="backgroundobjects" svg:x1="0cm" svg:y1="1.695cm" svg:x2="28cm" svg:y2="1.8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8:03:34.110474581</meta:creation-date>
    <dc:date>2018-10-26T12:37:03.700600137</dc:date>
    <meta:editing-duration>PT31M51S</meta:editing-duration>
    <meta:editing-cycles>2</meta:editing-cycles>
    <meta:generator>LibreOffice/5.1.6.2$Linux_X86_64 LibreOffice_project/10m0$Build-2</meta:generator>
    <meta:document-statistic meta:object-count="47"/>
  </office:meta>
</office:document-meta>
</file>

<file path=Object 1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H</mi>
            </mrow>
          </mrow>
          <mo fence="true" stretchy="false">)</mo>
        </mrow>
        <mo stretchy="false">=</mo>
        <mfrac>
          <mn>1</mn>
          <mi>N</mi>
        </mfrac>
      </mrow>
      <mrow>
        <mo stretchy="false">∑</mo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2</mn>
        </msup>
      </mrow>
    </mrow>
    <annotation encoding="StarMath 5.0"> L (y, H) = 1 over N sum ( H(x_i) - y_i )^2</annotation>
  </semantics>
</math>
</file>

<file path=Object 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H</mi>
            </mrow>
          </mrow>
          <mo fence="true" stretchy="false">)</mo>
        </mrow>
        <mo stretchy="false">=</mo>
        <mrow>
          <mo stretchy="false">∑</mo>
          <msub>
            <mi>w</mi>
            <mi>i</mi>
          </msub>
        </mrow>
      </mrow>
      <msup>
        <mrow>
          <mo fence="true" stretchy="false">(</mo>
          <mrow>
            <mrow>
              <mi>H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</mrow>
          <mo fence="true" stretchy="false">)</mo>
        </mrow>
        <mn>2</mn>
      </msup>
    </mrow>
    <annotation encoding="StarMath 5.0"> L (y, H) = sum w_i ( H(x_i) - y_i )^2</annotation>
  </semantics>
</math>
</file>

<file path=Object 3/content.xml><?xml version="1.0" encoding="utf-8"?>
<math xmlns="http://www.w3.org/1998/Math/MathML" display="block">
  <semantics>
    <mrow>
      <msub>
        <mi>w</mi>
        <mi>i</mi>
      </msub>
      <mo stretchy="false">∼</mo>
      <mfrac>
        <mn>1</mn>
        <msub>
          <mi>N</mi>
          <mrow>
            <mi mathvariant="italic">class</mi>
            <msub>
              <mi>y</mi>
              <mi>i</mi>
            </msub>
          </mrow>
        </msub>
      </mfrac>
    </mrow>
    <annotation encoding="StarMath 5.0">w_i sim 1 over N_{ class y_i }</annotation>
  </semantics>
</math>
</file>

<file path=Object 4/content.xml><?xml version="1.0" encoding="utf-8"?>
<math xmlns="http://www.w3.org/1998/Math/MathML" display="block">
  <semantics>
    <msub>
      <mi>w</mi>
      <mi>i</mi>
    </msub>
    <annotation encoding="StarMath 5.0">w_i </annotation>
  </semantics>
</math>
</file>